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ver accent="true">
              <mo stretchy="false">ϑ</mo>
              <mo stretchy="false">˙</mo>
            </mover>
            <mo stretchy="false">⇒</mo>
            <mtext>Drehung um die Knotenlinie</mtext>
          </mrow>
        </mtd>
      </mtr>
      <mtr>
        <mtd>
          <mrow>
            <mover accent="true">
              <mo stretchy="false">ϕ</mo>
              <mo stretchy="false">˙</mo>
            </mover>
            <mo stretchy="false">⇒</mo>
            <mtext>Drehung um die </mtext>
            <mover accent="true">
              <mi>z</mi>
              <mo stretchy="false">̂</mo>
            </mover>
            <mtext>-Achse (raumfest)</mtext>
          </mrow>
        </mtd>
      </mtr>
      <mtr>
        <mtd>
          <mrow>
            <mover accent="true">
              <mo stretchy="false">ψ</mo>
              <mo stretchy="false">˙</mo>
            </mover>
            <mo stretchy="false">⇒</mo>
            <mtext>Drehung um die </mtext>
            <mi>z</mi>
            <mtext>-Achse (körperfest)</mtext>
          </mrow>
        </mtd>
      </mtr>
    </mtable>
    <annotation encoding="StarMath 5.0">alignl dot %ivartheta drarrow "Drehung um die Knotenlinie" newline
alignl dot %iphi drarrow "Drehung um die "hat z"-Achse (raumfest)" newline
alignl dot %ipsi drarrow "Drehung um die "z"-Achse (körperfest)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5:08:11.758000000</meta:creation-date>
    <meta:generator>LibreOffice/4.1.4.2$Windows_x86 LibreOffice_project/0a0440ccc0227ad9829de5f46be37cfb6edcf72</meta:generator>
  </office:meta>
</office:document-meta>
</file>